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8fc5a" officeooo:paragraph-rsid="0018fc5a" style:font-size-asian="13pt" style:font-size-complex="13pt"/>
    </style:style>
    <style:style style:name="P2" style:family="paragraph" style:parent-style-name="Standard">
      <style:text-properties fo:font-size="13pt" officeooo:rsid="00161d56" officeooo:paragraph-rsid="00161d56" style:font-size-asian="13pt" style:font-size-complex="13pt"/>
    </style:style>
    <style:style style:name="P3" style:family="paragraph" style:parent-style-name="Standard">
      <style:text-properties fo:font-size="13pt" officeooo:rsid="003f5580" officeooo:paragraph-rsid="0049688c" style:font-size-asian="13pt" style:font-size-complex="13pt"/>
    </style:style>
    <style:style style:name="P4" style:family="paragraph" style:parent-style-name="Standard">
      <style:text-properties fo:font-size="13pt" officeooo:rsid="00424de5" officeooo:paragraph-rsid="004318f9" style:font-size-asian="13pt" style:font-size-complex="13pt"/>
    </style:style>
    <style:style style:name="P5" style:family="paragraph" style:parent-style-name="Standard">
      <style:text-properties fo:font-size="13pt" officeooo:rsid="004c92fe" officeooo:paragraph-rsid="00509aef" style:font-size-asian="13pt" style:font-size-complex="13pt"/>
    </style:style>
    <style:style style:name="P6" style:family="paragraph" style:parent-style-name="Standard">
      <style:text-properties fo:font-size="13pt" officeooo:rsid="00509aef" officeooo:paragraph-rsid="00509aef" style:font-size-asian="13pt" style:font-size-complex="13pt"/>
    </style:style>
    <style:style style:name="P7" style:family="paragraph" style:parent-style-name="Standard">
      <style:text-properties fo:font-size="13pt" officeooo:rsid="001222fe" officeooo:paragraph-rsid="001222fe" style:font-size-asian="13pt" style:font-size-complex="13pt"/>
    </style:style>
    <style:style style:name="P8" style:family="paragraph" style:parent-style-name="Standard">
      <style:text-properties fo:font-size="13pt" officeooo:rsid="0050bdbb" officeooo:paragraph-rsid="0050bdbb" style:font-size-asian="13pt" style:font-size-complex="13pt"/>
    </style:style>
    <style:style style:name="P9" style:family="paragraph" style:parent-style-name="Standard">
      <style:text-properties fo:font-size="13pt" officeooo:rsid="00580f61" officeooo:paragraph-rsid="00580f61" style:font-size-asian="11.3500003814697pt" style:font-size-complex="13pt"/>
    </style:style>
    <style:style style:name="P10" style:family="paragraph" style:parent-style-name="Standard">
      <style:text-properties fo:font-size="16pt" officeooo:rsid="001222fe" officeooo:paragraph-rsid="001222fe" style:font-size-asian="16pt" style:font-size-complex="16pt"/>
    </style:style>
    <style:style style:name="P11" style:family="paragraph" style:parent-style-name="Standard">
      <style:text-properties fo:font-size="16pt" officeooo:rsid="002e30a0" officeooo:paragraph-rsid="002e30a0" style:font-size-asian="14pt" style:font-size-complex="16pt"/>
    </style:style>
    <style:style style:name="P12" style:family="paragraph" style:parent-style-name="Standard">
      <style:text-properties officeooo:rsid="00279173" officeooo:paragraph-rsid="00279173"/>
    </style:style>
    <style:style style:name="P13" style:family="paragraph" style:parent-style-name="Standard">
      <style:text-properties officeooo:rsid="00161d56" officeooo:paragraph-rsid="00161d56"/>
    </style:style>
    <style:style style:name="P14" style:family="paragraph" style:parent-style-name="Standard">
      <style:text-properties officeooo:rsid="002b5a13" officeooo:paragraph-rsid="002b5a13"/>
    </style:style>
    <style:style style:name="P15" style:family="paragraph" style:parent-style-name="Standard">
      <style:text-properties officeooo:rsid="004c92fe" officeooo:paragraph-rsid="00509aef"/>
    </style:style>
    <style:style style:name="P16" style:family="paragraph" style:parent-style-name="Standard">
      <style:text-properties officeooo:rsid="00259e26" officeooo:paragraph-rsid="00259e26"/>
    </style:style>
    <style:style style:name="P17" style:family="paragraph" style:parent-style-name="Standard">
      <style:text-properties officeooo:rsid="0050bdbb" officeooo:paragraph-rsid="0050bdbb"/>
    </style:style>
    <style:style style:name="P18" style:family="paragraph" style:parent-style-name="Standard">
      <style:paragraph-properties fo:margin-top="0cm" fo:margin-bottom="0.101cm" loext:contextual-spacing="false" style:writing-mode="page"/>
      <style:text-properties fo:font-size="16pt" officeooo:rsid="00161d56" officeooo:paragraph-rsid="00161d56" style:font-size-asian="16pt" style:font-size-complex="16pt"/>
    </style:style>
    <style:style style:name="P19" style:family="paragraph" style:parent-style-name="Standard">
      <style:paragraph-properties fo:margin-top="0.101cm" fo:margin-bottom="0.101cm" loext:contextual-spacing="false"/>
      <style:text-properties fo:font-size="13pt" officeooo:rsid="0012fa4a" officeooo:paragraph-rsid="0012fa4a" style:font-size-asian="13pt" style:font-size-complex="13pt"/>
    </style:style>
    <style:style style:name="P20" style:family="paragraph" style:parent-style-name="Standard">
      <style:paragraph-properties fo:margin-top="0.101cm" fo:margin-bottom="0.101cm" loext:contextual-spacing="false"/>
      <style:text-properties fo:font-size="13pt" officeooo:rsid="00149302" officeooo:paragraph-rsid="001c1ea1" style:font-size-asian="13pt" style:font-size-complex="13pt"/>
    </style:style>
    <style:style style:name="P21" style:family="paragraph" style:parent-style-name="Standard">
      <style:paragraph-properties fo:margin-top="0.101cm" fo:margin-bottom="0.101cm" loext:contextual-spacing="false"/>
      <style:text-properties fo:font-size="13pt" officeooo:rsid="00161d56" officeooo:paragraph-rsid="001c433b" style:font-size-asian="13pt" style:font-size-complex="13pt"/>
    </style:style>
    <style:style style:name="P22" style:family="paragraph" style:parent-style-name="Standard">
      <style:paragraph-properties fo:margin-top="0.101cm" fo:margin-bottom="0.101cm" loext:contextual-spacing="false"/>
      <style:text-properties fo:font-size="13pt" officeooo:rsid="00161d56" officeooo:paragraph-rsid="0016a4ec" style:font-size-asian="13pt" style:font-size-complex="13pt"/>
    </style:style>
    <style:style style:name="P23" style:family="paragraph" style:parent-style-name="Standard">
      <style:paragraph-properties fo:margin-top="0.101cm" fo:margin-bottom="0.101cm" loext:contextual-spacing="false"/>
      <style:text-properties fo:font-size="13pt" officeooo:rsid="0022d57e" officeooo:paragraph-rsid="0022d57e" style:font-size-asian="13pt" style:font-size-complex="13pt"/>
    </style:style>
    <style:style style:name="P24" style:family="paragraph" style:parent-style-name="Standard">
      <style:paragraph-properties fo:margin-top="0.101cm" fo:margin-bottom="0.101cm" loext:contextual-spacing="false"/>
      <style:text-properties fo:font-size="13pt" officeooo:rsid="003c893a" officeooo:paragraph-rsid="003c893a" style:font-size-asian="13pt" style:font-size-complex="13pt"/>
    </style:style>
    <style:style style:name="P25" style:family="paragraph" style:parent-style-name="Standard">
      <style:paragraph-properties fo:margin-top="0.101cm" fo:margin-bottom="0.101cm" loext:contextual-spacing="false"/>
      <style:text-properties fo:font-size="13pt" officeooo:rsid="002b5a13" officeooo:paragraph-rsid="002d6e5c" style:font-size-asian="13pt" style:font-size-complex="13pt"/>
    </style:style>
    <style:style style:name="P26" style:family="paragraph" style:parent-style-name="Standard">
      <style:paragraph-properties fo:margin-top="0.101cm" fo:margin-bottom="0.101cm" loext:contextual-spacing="false"/>
      <style:text-properties fo:font-size="13pt" officeooo:rsid="00282f1b" officeooo:paragraph-rsid="00282f1b" style:font-size-asian="13pt" style:font-size-complex="13pt"/>
    </style:style>
    <style:style style:name="P27" style:family="paragraph" style:parent-style-name="Standard">
      <style:paragraph-properties fo:margin-top="0.101cm" fo:margin-bottom="0.101cm" loext:contextual-spacing="false"/>
      <style:text-properties fo:font-size="13pt" officeooo:rsid="0034fcd6" officeooo:paragraph-rsid="0034fcd6" style:font-size-asian="11.3500003814697pt" style:font-size-complex="13pt"/>
    </style:style>
    <style:style style:name="P28" style:family="paragraph" style:parent-style-name="Standard">
      <style:paragraph-properties fo:margin-top="0.101cm" fo:margin-bottom="0.101cm" loext:contextual-spacing="false"/>
      <style:text-properties fo:font-size="13pt" officeooo:rsid="002e30a0" officeooo:paragraph-rsid="002e30a0" style:font-size-asian="11.3500003814697pt" style:font-size-complex="13pt"/>
    </style:style>
    <style:style style:name="P29" style:family="paragraph" style:parent-style-name="Standard">
      <style:paragraph-properties fo:margin-top="0.101cm" fo:margin-bottom="0.101cm" loext:contextual-spacing="false"/>
      <style:text-properties fo:font-size="16pt" officeooo:rsid="002d4023" officeooo:paragraph-rsid="002d4023" style:font-size-asian="16pt" style:font-size-complex="16pt"/>
    </style:style>
    <style:style style:name="P30" style:family="paragraph" style:parent-style-name="Standard">
      <style:paragraph-properties fo:margin-top="0.101cm" fo:margin-bottom="0.101cm" loext:contextual-spacing="false"/>
      <style:text-properties fo:font-size="16pt" officeooo:rsid="00279173" officeooo:paragraph-rsid="00161d56" style:font-size-asian="16pt" style:font-size-complex="16pt"/>
    </style:style>
    <style:style style:name="P31" style:family="paragraph" style:parent-style-name="Standard">
      <style:paragraph-properties fo:margin-top="0.201cm" fo:margin-bottom="0.201cm" loext:contextual-spacing="false"/>
      <style:text-properties fo:font-size="13pt" officeooo:rsid="00161d56" officeooo:paragraph-rsid="0016a4ec" style:font-size-asian="13pt" style:font-size-complex="13pt"/>
    </style:style>
    <style:style style:name="P32" style:family="paragraph" style:parent-style-name="Standard">
      <style:paragraph-properties fo:margin-top="0.302cm" fo:margin-bottom="0.302cm" loext:contextual-spacing="false"/>
      <style:text-properties fo:font-size="13pt" officeooo:rsid="0050bdbb" officeooo:paragraph-rsid="0050bdbb" style:font-size-asian="13pt" style:font-size-complex="13pt"/>
    </style:style>
    <style:style style:name="P33" style:family="paragraph" style:parent-style-name="Standard" style:list-style-name="L1">
      <style:text-properties fo:font-size="13pt" officeooo:rsid="00413d32" officeooo:paragraph-rsid="00424de5" style:font-size-asian="13pt" style:font-size-complex="13pt"/>
    </style:style>
    <style:style style:name="P34" style:family="paragraph" style:parent-style-name="Standard">
      <style:text-properties officeooo:rsid="00259e26" officeooo:paragraph-rsid="00259e26"/>
    </style:style>
    <style:style style:name="P35" style:family="paragraph" style:parent-style-name="Standard">
      <style:text-properties fo:font-size="16pt" officeooo:rsid="00279173" officeooo:paragraph-rsid="00279173" style:font-size-asian="16pt" style:font-size-complex="16pt"/>
    </style:style>
    <style:style style:name="P36" style:family="paragraph" style:parent-style-name="Standard">
      <style:paragraph-properties fo:margin-top="0.201cm" fo:margin-bottom="0.201cm" loext:contextual-spacing="false"/>
      <style:text-properties fo:font-size="13pt" officeooo:rsid="00424de5" officeooo:paragraph-rsid="004318f9" style:font-size-asian="13pt" style:font-size-complex="13pt"/>
    </style:style>
    <style:style style:name="P37" style:family="paragraph" style:parent-style-name="Standard">
      <style:paragraph-properties fo:margin-top="0.101cm" fo:margin-bottom="0.101cm" loext:contextual-spacing="false"/>
      <style:text-properties fo:font-size="13pt" officeooo:rsid="0050bdbb" officeooo:paragraph-rsid="0050bdbb" style:font-size-asian="13pt" style:font-size-complex="13pt"/>
    </style:style>
    <style:style style:name="P38" style:family="paragraph" style:parent-style-name="Standard">
      <style:paragraph-properties fo:margin-top="0.101cm" fo:margin-bottom="0.101cm" loext:contextual-spacing="false"/>
      <style:text-properties officeooo:paragraph-rsid="005a7ace"/>
    </style:style>
    <style:style style:name="P39" style:family="paragraph" style:parent-style-name="Standard">
      <style:paragraph-properties fo:margin-top="0cm" fo:margin-bottom="0cm" loext:contextual-spacing="false"/>
      <style:text-properties fo:font-size="13pt" officeooo:rsid="005a7ace" officeooo:paragraph-rsid="005a7ace" style:font-size-asian="13pt" style:font-size-complex="13pt"/>
    </style:style>
    <style:style style:name="P40" style:family="paragraph" style:parent-style-name="Standard">
      <style:paragraph-properties fo:margin-top="0cm" fo:margin-bottom="0cm" loext:contextual-spacing="false"/>
      <style:text-properties fo:font-size="13pt" officeooo:rsid="005d0d09" officeooo:paragraph-rsid="005d0d09" style:font-size-asian="13pt" style:font-size-complex="13pt"/>
    </style:style>
    <style:style style:name="P41" style:family="paragraph" style:parent-style-name="Standard" style:list-style-name="L2">
      <style:paragraph-properties fo:margin-top="0cm" fo:margin-bottom="0cm" loext:contextual-spacing="false"/>
      <style:text-properties fo:font-size="13pt" officeooo:rsid="005d0d09" officeooo:paragraph-rsid="005d0d09" style:font-size-asian="13pt" style:font-size-complex="13pt"/>
    </style:style>
    <style:style style:name="P42" style:family="paragraph" style:parent-style-name="Standard" style:list-style-name="L4">
      <style:paragraph-properties fo:margin-top="0cm" fo:margin-bottom="0cm" loext:contextual-spacing="false"/>
      <style:text-properties fo:font-size="13pt" officeooo:rsid="0034fcd6" officeooo:paragraph-rsid="0038308f" style:font-size-asian="11.3500003814697pt" style:font-size-complex="13pt"/>
    </style:style>
    <style:style style:name="P43" style:family="paragraph" style:parent-style-name="Standard" style:list-style-name="L4">
      <style:paragraph-properties fo:margin-top="0cm" fo:margin-bottom="0cm" loext:contextual-spacing="false"/>
      <style:text-properties fo:font-size="13pt" officeooo:rsid="0034fcd6" officeooo:paragraph-rsid="00645d34" style:font-size-asian="11.3500003814697pt" style:font-size-complex="13pt"/>
    </style:style>
    <style:style style:name="P44" style:family="paragraph" style:parent-style-name="Standard" style:list-style-name="L4">
      <style:paragraph-properties fo:margin-top="0cm" fo:margin-bottom="0cm" loext:contextual-spacing="false"/>
      <style:text-properties fo:font-size="13pt" officeooo:rsid="003adf43" officeooo:paragraph-rsid="0038308f" style:font-size-asian="11.3500003814697pt" style:font-size-complex="13pt"/>
    </style:style>
    <style:style style:name="P45" style:family="paragraph">
      <style:text-properties style:font-name="Liberation Sans Narrow" fo:font-size="13pt" style:font-size-asian="13pt" style:font-size-complex="13pt"/>
    </style:style>
    <style:style style:name="P46" style:family="paragraph">
      <loext:graphic-properties draw:fill="none" draw:fill-color="#ffffff"/>
      <style:text-properties style:font-name="Liberation Sans Narrow" fo:font-size="13pt" style:font-size-asian="13pt" style:font-size-complex="13pt"/>
    </style:style>
    <style:style style:name="T1" style:family="text">
      <style:text-properties officeooo:rsid="00161d56"/>
    </style:style>
    <style:style style:name="T2" style:family="text">
      <style:text-properties officeooo:rsid="0016a4e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a4ec" style:font-style-asian="italic" style:font-style-complex="italic"/>
    </style:style>
    <style:style style:name="T5" style:family="text">
      <style:text-properties fo:font-style="italic" officeooo:rsid="001a31f7" style:font-style-asian="italic" style:font-style-complex="italic"/>
    </style:style>
    <style:style style:name="T6" style:family="text">
      <style:text-properties fo:font-style="italic" officeooo:rsid="00161d56" style:font-style-asian="italic" style:font-style-complex="italic"/>
    </style:style>
    <style:style style:name="T7" style:family="text">
      <style:text-properties fo:font-style="italic" officeooo:rsid="001cedf7" style:font-style-asian="italic" style:font-style-complex="italic"/>
    </style:style>
    <style:style style:name="T8" style:family="text">
      <style:text-properties fo:font-style="italic" officeooo:rsid="002086cd" style:font-style-asian="italic" style:font-style-complex="italic"/>
    </style:style>
    <style:style style:name="T9" style:family="text">
      <style:text-properties fo:font-style="italic" officeooo:rsid="002a17e1" style:font-style-asian="italic" style:font-style-complex="italic"/>
    </style:style>
    <style:style style:name="T10" style:family="text">
      <style:text-properties fo:font-style="italic" officeooo:rsid="002f1158" style:font-style-asian="italic" style:font-style-complex="italic"/>
    </style:style>
    <style:style style:name="T11" style:family="text">
      <style:text-properties fo:font-style="italic" officeooo:rsid="00413d32" style:font-style-asian="italic" style:font-style-complex="italic"/>
    </style:style>
    <style:style style:name="T12" style:family="text">
      <style:text-properties fo:font-style="italic" officeooo:rsid="004318f9" style:font-style-asian="italic" style:font-style-complex="italic"/>
    </style:style>
    <style:style style:name="T13" style:family="text">
      <style:text-properties fo:font-style="italic" officeooo:rsid="00467210" style:font-style-asian="italic" style:font-style-complex="italic"/>
    </style:style>
    <style:style style:name="T14" style:family="text">
      <style:text-properties fo:font-style="italic" officeooo:rsid="004899f3" style:font-style-asian="italic" style:font-style-complex="italic"/>
    </style:style>
    <style:style style:name="T15" style:family="text">
      <style:text-properties fo:font-style="italic" officeooo:rsid="0049688c" style:font-style-asian="italic" style:font-style-complex="italic"/>
    </style:style>
    <style:style style:name="T16" style:family="text">
      <style:text-properties fo:font-style="italic" officeooo:rsid="0054a6b2" style:font-style-asian="italic" style:font-style-complex="italic"/>
    </style:style>
    <style:style style:name="T17" style:family="text">
      <style:text-properties fo:font-style="italic" officeooo:rsid="0065f6bf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2d9ff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f489f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086cd" style:font-style-asian="normal" style:font-style-complex="normal"/>
    </style:style>
    <style:style style:name="T24" style:family="text">
      <style:text-properties fo:font-style="normal" officeooo:rsid="0024a33b" style:font-style-asian="normal" style:font-style-complex="normal"/>
    </style:style>
    <style:style style:name="T25" style:family="text">
      <style:text-properties fo:font-style="normal" officeooo:rsid="0065f6bf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6a4ec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f489f" style:font-style-asian="normal" style:font-weight-asian="normal" style:font-style-complex="normal" style:font-weight-complex="normal"/>
    </style:style>
    <style:style style:name="T29" style:family="text">
      <style:text-properties officeooo:rsid="001a31f7"/>
    </style:style>
    <style:style style:name="T30" style:family="text">
      <style:text-properties officeooo:rsid="001f489f"/>
    </style:style>
    <style:style style:name="T31" style:family="text">
      <style:text-properties officeooo:rsid="002086cd"/>
    </style:style>
    <style:style style:name="T32" style:family="text">
      <style:text-properties officeooo:rsid="002a17e1"/>
    </style:style>
    <style:style style:name="T33" style:family="text">
      <style:text-properties officeooo:rsid="002e30a0"/>
    </style:style>
    <style:style style:name="T34" style:family="text">
      <style:text-properties officeooo:rsid="002f1158"/>
    </style:style>
    <style:style style:name="T35" style:family="text">
      <style:text-properties officeooo:rsid="0032d9ff"/>
    </style:style>
    <style:style style:name="T36" style:family="text">
      <style:text-properties officeooo:rsid="0038308f"/>
    </style:style>
    <style:style style:name="T37" style:family="text">
      <style:text-properties officeooo:rsid="003f5580"/>
    </style:style>
    <style:style style:name="T38" style:family="text">
      <style:text-properties officeooo:rsid="00413d32"/>
    </style:style>
    <style:style style:name="T39" style:family="text">
      <style:text-properties officeooo:rsid="004318f9"/>
    </style:style>
    <style:style style:name="T40" style:family="text">
      <style:text-properties officeooo:rsid="00467210"/>
    </style:style>
    <style:style style:name="T41" style:family="text">
      <style:text-properties officeooo:rsid="004899f3"/>
    </style:style>
    <style:style style:name="T42" style:family="text">
      <style:text-properties officeooo:rsid="0049688c"/>
    </style:style>
    <style:style style:name="T43" style:family="text">
      <style:text-properties officeooo:rsid="004afbda"/>
    </style:style>
    <style:style style:name="T44" style:family="text">
      <style:text-properties officeooo:rsid="004e459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54a6b2"/>
    </style:style>
    <style:style style:name="T47" style:family="text">
      <style:text-properties officeooo:rsid="0059cb5a"/>
    </style:style>
    <style:style style:name="T48" style:family="text">
      <style:text-properties fo:font-size="13pt" officeooo:rsid="005a7ace" style:font-size-asian="13pt" style:font-size-complex="13pt"/>
    </style:style>
    <style:style style:name="T49" style:family="text">
      <style:text-properties fo:font-size="13pt" officeooo:rsid="005d0d09" style:font-size-asian="13pt" style:font-size-complex="13pt"/>
    </style:style>
    <style:style style:name="T50" style:family="text">
      <style:text-properties fo:font-size="13pt" officeooo:rsid="005c166a" style:font-size-asian="13pt" style:font-size-complex="13pt"/>
    </style:style>
    <style:style style:name="T51" style:family="text">
      <style:text-properties officeooo:rsid="005dc986"/>
    </style:style>
    <style:style style:name="T52" style:family="text">
      <style:text-properties officeooo:rsid="00610cc0"/>
    </style:style>
    <style:style style:name="T53" style:family="text">
      <style:text-properties style:font-name="Liberation Sans Narrow" fo:font-size="13pt" style:font-size-asian="13pt" style:font-size-complex="13pt"/>
    </style:style>
    <style:style style:name="T54" style:family="text">
      <style:text-properties style:font-name="Liberation Sans Narrow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0.136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52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lazione</text:p>
      <text:p text:style-name="P7"/>
      <text:p text:style-name="P8">Funzionamento Generale</text:p>
      <text:p text:style-name="P8">Il progetto consiste in server multithreaded in grado di gestire le richieste di più client contemporaneamente. </text:p>
      <text:p text:style-name="P32">All’avvio del server Chatterbox viene fatto lo spawn preventivo di tutti i thread, i quali rimarranno a gestire ciclicamente le richieste fino a che l’utente non comunich<text:span text:style-name="T47">erà</text:span> la terminazione tramite un segnale di uscita.</text:p>
      <text:p text:style-name="P3">Il paradigma utilizzato per la concorrenza è quello <text:span text:style-name="T45">Master – Worker</text:span>:</text:p>
      <text:p text:style-name="P3"><text:span text:style-name="T43">un thread listener (che in questo caso si trova nel main) grazie alla chiamata </text:span><text:span text:style-name="T11">select</text:span><text:span text:style-name="T38"> riconosce gli eventi di:</text:span></text:p>
      <text:list xml:id="list1297677299" text:style-name="L1">
        <text:list-item>
          <text:p text:style-name="P33">nuova connessione con un client;</text:p>
        </text:list-item>
        <text:list-item>
          <text:p text:style-name="P33">successivi eventi di scrittura da parte dei client. </text:p>
        </text:list-item>
      </text:list>
      <text:p text:style-name="P4">Quando un evento di connessione si verifica <text:span text:style-name="T40">allora il thread listener accetta </text:span>la connessione e <text:span text:style-name="T42">aggiunge</text:span> il <text:span text:style-name="T39">relativo </text:span>file descriptor al set <text:span text:style-name="T40">(vedi </text:span><text:span text:style-name="T13">set</text:span><text:span text:style-name="T40"> e </text:span><text:span text:style-name="T13">rdset</text:span><text:span text:style-name="T40">, Strutture Dati)</text:span>.</text:p>
      <text:p text:style-name="P36"><text:span text:style-name="T39">Quando un evento di scrittura si verifica allora il thread listener </text:span><text:span text:style-name="T12">aggiunge</text:span><text:span text:style-name="T39"> il file descriptor alla coda dei task (vedi </text:span><text:span text:style-name="T12">task_queue</text:span><text:span text:style-name="T39">, Strutture Dati), </text:span><text:span text:style-name="T15">lo toglie</text:span><text:span text:style-name="T41"> dal set ed invia un segnale pthread_cond_signal ad </text:span><text:span text:style-name="T14">uno qualunque</text:span><text:span text:style-name="T41"> worker per indicare che la coda non è più vuota.</text:span></text:p>
      <text:p text:style-name="P37">Dei thread worker (tanti quanti specificati nel file di configurazione) <text:span text:style-name="T46">ciclicamente prelevano da una coda (vedi </text:span><text:span text:style-name="T16">task_queue</text:span><text:span text:style-name="T46">, Strutture dati) un’operazione da eseguire (una di quelle indicate nel file ops.h). Nel caso la coda sia vuota i worker rimangono in attesa sulla variabile di condizionamento </text:span><text:span text:style-name="T16">cond_taskq</text:span></text:p>
      <text:p text:style-name="P39">Una volta terminata l’operazione avviene questo:</text:p>
      <text:p text:style-name="P38"><text:span text:style-name="T48">se l’operazione richiesta era una UNREGISTER_OP oppure era una richiesta di disconnessione (EOF o ECONNRESET) il file descriptor NON viene riaggiunto al set controllato dal </text:span><text:span text:style-name="T49">thread listener con </text:span><text:span text:style-name="T48">la select e </text:span><text:span text:style-name="T50">viene chiuso;</text:span></text:p>
      <text:p text:style-name="P40">in tutti gli altri casi viene riaggiunto al set controllato dal thread listener con la <text:span text:style-name="T3">select</text:span>.</text:p>
      <text:p text:style-name="P40">Se un client manda più richieste insieme, con questo meccanismo, le diverse richieste saranno gestite da worker diversi <text:span text:style-name="T51">(o eventualmente dagli stessi </text:span>. Esempio: </text:p>
      <text:list xml:id="list1652611404" text:style-name="L2">
        <text:list-item>
          <text:p text:style-name="P41"><draw:frame text:anchor-type="paragraph" draw:z-index="0" draw:name="Forma1" draw:style-name="gr1" draw:text-style-name="P46" svg:width="7.7cm" svg:height="0.528cm" svg:x="5.907cm" svg:y="0.058cm"><draw:text-box><text:p text:style-name="P45"><text:span text:style-name="T53">./client -l /</text:span><text:span text:style-name="T54">tmp</text:span><text:span text:style-name="T53">/chatty_socket -k utente -S ciao:</text:span></text:p></draw:text-box></draw:frame>un client si connette con </text:p>
        </text:list-item>
        <text:list-item>
          <text:p text:style-name="P41">la richiesta di connessione -k verrà gestita dal worker 1, la richiesta di invio del messaggio verrà gestita dal worker 2, la disconnessione dal worker 3.. ecc.</text:p>
        </text:list-item>
      </text:list>
      <text:p text:style-name="P4"/>
      <text:p text:style-name="P4"/>
      <text:p text:style-name="P10"/>
      <text:p text:style-name="P10">Strutture Dati</text:p>
      <text:p text:style-name="P19">La struttura principale <text:span text:style-name="T3">users</text:span> tiene traccia delle informazioni di tutti gli utenti registrati <text:span text:style-name="T29">(condivisa tra i thread workers e protetta dal’array di lock </text:span><text:span text:style-name="T5">mux_users</text:span><text:span text:style-name="T29">)</text:span>.</text:p>
      <text:p text:style-name="P20">La struttura <text:span text:style-name="T3">task_queue</text:span> <text:span text:style-name="T1">è la coda di lunghezza infinita che contiene i file descriptor utilizzati dai worker per decodificare ed eseguire l’operazione (condivisa tra i thread workers e il thread listener <text:s/>e protetta dalla lock </text:span><text:span text:style-name="T6">mux_task_queue</text:span><text:span text:style-name="T1">). </text:span></text:p>
      <text:p text:style-name="P21">La struttura <text:span text:style-name="T3">groups</text:span> tiene traccia delle informazioni di tutti i gruppi registrati <text:span text:style-name="T29">(condivisa tra i thread workers e protetta dal’array di lock </text:span><text:span text:style-name="T5">mux_</text:span><text:span text:style-name="T7">groups</text:span><text:span text:style-name="T29">)</text:span>.</text:p>
      <text:p text:style-name="P1"><text:soft-page-break/>La struttura <text:span text:style-name="T20">chatty_stats</text:span> contiene tutte le statistiche aggiornate del server <text:span text:style-name="T31">(condivisa tra i thread workers e protetta dalla lock </text:span><text:span text:style-name="T8">mux_statistics</text:span><text:span text:style-name="T23">).</text:span></text:p>
      <text:p text:style-name="P23"><text:span text:style-name="T23">L</text:span><text:span text:style-name="T22">e strutture set e rdset </text:span><text:span text:style-name="T24">contengono i file descriptor </text:span><text:span text:style-name="T25">che periodicamente vengono controllati dalla chiamata di sistema </text:span><text:span text:style-name="T17">select</text:span><text:span text:style-name="T25"> invocata dal thread listener. L’insieme di file descriptor che verrà effettivamente controllato è </text:span><text:span text:style-name="T17">set</text:span><text:span text:style-name="T25">, mentre </text:span><text:span text:style-name="T17">rdset</text:span><text:span text:style-name="T25"> è un insieme temporaneo che periodicamente viene sovrascritto (esso è condiviso tra i thread workers ed il thread listener ed è protetto dalla lock </text:span><text:span text:style-name="T17">mux_fd</text:span><text:span text:style-name="T25">).</text:span></text:p>
      <text:p text:style-name="P18">Segnali</text:p>
      <text:p text:style-name="P22">Durante l’avvio del progamma server viene spawnato un particolare thread detto <text:span text:style-name="T19">h</text:span><text:span text:style-name="T18">andler</text:span><text:span text:style-name="T26">, </text:span><text:span text:style-name="T27">il quale si occupa di comunicare ai worker come comportarsi in caso di eventuali segnali dall’esterno </text:span><text:span text:style-name="T28">(la funzione fa uso di una variabile di tipo </text:span><text:span text:style-name="T21">volatile sig_atomic_t eflag</text:span><text:span text:style-name="T28">)</text:span><text:span text:style-name="T27">.</text:span></text:p>
      <text:p text:style-name="P31"><text:span text:style-name="T27">V</text:span><text:span text:style-name="T26">engono</text:span> mascherati tutti i thread <text:span text:style-name="T35">w</text:span>orker e il thread <text:span text:style-name="T35">l</text:span>istener (main) in modo tale da non essere interrotti durante l’esecuzione, <text:span text:style-name="T2">mentre il thread handler </text:span><text:span text:style-name="T4">può ricevere tutti i segnali</text:span>.</text:p>
      <text:p text:style-name="P2">I segnali mascherati sono SIGINT, SIGQUIT, <text:span text:style-name="T33">SIGTERM (dopo la loro cattura si va alla terminazione del programma), SIGUSR1 (si aggiorna il file delle statistiche) e </text:span>SIGPIPE <text:span text:style-name="T33">(segnale ignorato)</text:span>; fa ecce<text:span text:style-name="T30">z</text:span>ione il segnale SIGSEGV, il quale può essere ricevuto da un qualunque thread.</text:p>
      <text:p text:style-name="P13"/>
      <text:p text:style-name="P11">Terminazione e pulizia della memoria</text:p>
      <text:p text:style-name="P28">Dopo <text:span text:style-name="T34">aver ricevuto un segnale di uscita il thread handler, i worker non continuano il loro ciclo infinito di gestione dei task, ma terminano e ritornano il loro </text:span><text:span text:style-name="T10">idnumber</text:span><text:span text:style-name="T34">; <text:s/></text:span></text:p>
      <text:p text:style-name="P27">Allo stesso tempo anche il thread listener esce dal ciclo e continua nella fase di terminazione:</text:p>
      <text:list xml:id="list1757966256" text:style-name="L4">
        <text:list-item>
          <text:p text:style-name="P43">Viene chiamata la pthread_join per ogni thread worker spawnato e per il thread handler; </text:p>
        </text:list-item>
        <text:list-item>
          <text:p text:style-name="P43">Viene chiuso il file delle statistiche;</text:p>
        </text:list-item>
        <text:list-item>
          <text:p text:style-name="P42"><text:span text:style-name="T36">V</text:span>iene liberata la memoria di tutte le strutture e delle relative lock;</text:p>
        </text:list-item>
        <text:list-item>
          <text:p text:style-name="P44">Viene cancellato il socket.</text:p>
        </text:list-item>
      </text:list>
      <text:p text:style-name="P29">Parser</text:p>
      <text:p text:style-name="P9">Il file parser.c contiene il funzione in grado di estrarre le impostazioni settate nel file di configurazione. </text:p>
      <text:p text:style-name="P9">Il meccanismo di funzionamento ricorda un automa a stati finiti:</text:p>
      <text:p text:style-name="P9">viene letto un carattere dal file di configurazione e a seconda di quale stato ci troviamo in <text:span text:style-name="T52">tale</text:span> momento ci spostiamo in un altro. </text:p>
      <text:p text:style-name="P9"/>
      <text:p text:style-name="P16">Scelte Progettuali</text:p>
      <text:p text:style-name="P16"/>
      <text:p text:style-name="P17"/>
      <text:p text:style-name="P35">Script Bash</text:p>
      <text:p text:style-name="P5">Il file script.sh contiene <text:span text:style-name="T44">lo script che estrae il path DirName dal file di configurazione ed elimina tutti i file più vecchi di tot minuti (se tale parametro è a 0 verranno eliminati tutti i files). </text:span></text:p>
      <text:p text:style-name="P6">Lo script controlla che il path sia corretto e che il numero specificato sia effettivamente un numero, stampa errore altrimenti.</text:p>
      <text:p text:style-name="P6"><text:soft-page-break/>L’opzione -help può essere inserita tra uno qualsiasi degli argomenti e mostrerà la funzione di uso.</text:p>
      <text:p text:style-name="P15"/>
      <text:p text:style-name="P12">Test</text:p>
      <text:p text:style-name="P30">Documentazione e realizzazione del progetto</text:p>
      <text:p text:style-name="P24">Nel progetto sono state utilizzate chiamate di sistema e le funzioni di libreria viste durante il corso di Sistemi Operativi.</text:p>
      <text:p text:style-name="P25">I commenti alle funzioni e alle strutture del progetto sono in <text:span text:style-name="T3">formato Doxygen</text:span> ed è possibile utilizzare una comoda interfaccia <text:span text:style-name="T37">di navigazione</text:span> (<text:span text:style-name="T3">nella cartella html aprire il file index.html con il browser</text:span>).</text:p>
      <text:p text:style-name="P26">Il progetto è stato realizzato e testato in parte sul sistema <text:span text:style-name="T3">Windows 10 </text:span>(utilizzando la bash del sottosistema Linux) e in parte su <text:span text:style-name="T3">Linux Ubuntu 17.10</text:span>, <text:span text:style-name="T32">utilizzando rispettivamente gli editor </text:span><text:span text:style-name="T9">Visual Studio Code</text:span><text:span text:style-name="T32"> e </text:span><text:span text:style-name="T9">Atom</text:span><text:span text:style-name="T32">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2:57:48.182662408</meta:creation-date>
    <dc:date>2018-04-05T18:44:16.420975976</dc:date>
    <meta:editing-duration>PT5H41M11S</meta:editing-duration>
    <meta:editing-cycles>64</meta:editing-cycles>
    <meta:generator>LibreOffice/5.4.5.1$Linux_X86_64 LibreOffice_project/40m0$Build-1</meta:generator>
    <meta:document-statistic meta:table-count="0" meta:image-count="0" meta:object-count="0" meta:page-count="3" meta:paragraph-count="48" meta:word-count="915" meta:character-count="5844" meta:non-whitespace-character-count="4972"/>
  </office:meta>
</office:document-meta>
</file>